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197cm"/>
    </style:style>
    <style:style style:name="co3" style:family="table-column">
      <style:table-column-properties fo:break-before="auto" style:column-width="9.825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5.156cm"/>
    </style:style>
    <style:style style:name="co7" style:family="table-column">
      <style:table-column-properties fo:break-before="auto" style:column-width="7.37cm"/>
    </style:style>
    <style:style style:name="co8" style:family="table-column">
      <style:table-column-properties fo:break-before="auto" style:column-width="8.631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5.9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5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b2b2b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cm"/>
      <style:text-properties fo:color="#000000"/>
    </style:style>
    <style:style style:name="ce6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fo:border="0.74pt solid #000000"/>
      <style:text-properties style:font-name="돋움" style:font-name-asian="돋움"/>
    </style:style>
    <style:style style:name="ce2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18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5" style:family="table-cell" style:parent-style-name="Default">
      <style:table-cell-properties fo:background-color="#000000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0000" fo:border="0.74pt solid #000000"/>
      <style:text-properties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1c1c1c" style:text-align-source="fix" style:repeat-content="false" fo:border="0.74pt solid #000000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7" style:family="table-cell" style:parent-style-name="Default">
      <style:table-cell-properties fo:background-color="#dddddd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4" office:value-type="string" calcext:value-type="string">
            <text:p>-</text:p>
          </table:table-cell>
          <table:table-cell table:number-columns-repeated="7" table:style-name="ce17" office:value-type="string" calcext:value-type="string">
            <text:p>o</text:p>
          </table:table-cell>
          <table:table-cell table:style-name="ce18" office:value-type="string" calcext:value-type="string">
            <text:p>x</text:p>
          </table:table-cell>
          <table:table-cell table:style-name="ce17" office:value-type="string" calcext:value-type="string">
            <text:p>x</text:p>
          </table:table-cell>
        </table:table-row>
        <table:table-row table:style-name="ro1">
          <table:table-cell table:style-name="ce14" office:value-type="string" calcext:value-type="string">
            <text:p>-</text:p>
          </table:table-cell>
          <table:table-cell table:style-name="ce6" office:value-type="string" calcext:value-type="string">
            <text:p>한글 제목</text:p>
          </table:table-cell>
          <table:table-cell table:style-name="ce6" office:value-type="string" calcext:value-type="string">
            <text:p>영어 제목</text:p>
          </table:table-cell>
          <table:table-cell table:style-name="ce6" office:value-type="string" calcext:value-type="string">
            <text:p>링크</text:p>
          </table:table-cell>
          <table:table-cell table:style-name="ce6" office:value-type="string" calcext:value-type="string">
            <text:p>출시년도</text:p>
          </table:table-cell>
          <table:table-cell table:style-name="ce6" office:value-type="string" calcext:value-type="string">
            <text:p>장르</text:p>
          </table:table-cell>
          <table:table-cell table:style-name="ce6" office:value-type="string" calcext:value-type="string">
            <text:p>개발사</text:p>
          </table:table-cell>
          <table:table-cell table:style-name="ce6" office:value-type="string" calcext:value-type="string">
            <text:p>퍼블리셔</text:p>
          </table:table-cell>
          <table:table-cell table:style-name="ce18" office:value-type="string" calcext:value-type="string">
            <text:p>x</text:p>
          </table:table-cell>
          <table:table-cell table:style-name="ce5" office:value-type="string" calcext:value-type="string">
            <text:p>기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3000th Duel</text:p>
          </table:table-cell>
          <table:table-cell table:style-name="ce2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EOPOPCORN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사망여각</text:p>
          </table:table-cell>
          <table:table-cell table:style-name="ce19" office:value-type="string" calcext:value-type="string">
            <text:p>8Doors: Arum's Afterlife Adventure</text:p>
          </table:table-cell>
          <table:table-cell table:style-name="ce19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메트로베니아</text:p>
          </table:table-cell>
          <table:table-cell table:style-name="ce19" office:value-type="string" calcext:value-type="string">
            <text:p>Rootless Studio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길고양이 이야기</text:p>
          </table:table-cell>
          <table:table-cell table:style-name="ce19" office:value-type="string" calcext:value-type="string">
            <text:p>A Street Cat's Tale</text:p>
          </table:table-cell>
          <table:table-cell table:style-name="ce19" office:value-type="string" calcext:value-type="string">
            <text:p><text:a xlink:href="https://store.steampowered.com/app/1140570/_/" xlink:type="simple">https://store.steampowered.com/app/1140570/_/</text:a></text:p>
          </table:table-cell>
          <table:table-cell table:style-name="ce23" office:value-type="float" office:value="2019" calcext:value-type="float">
            <text:p>2019</text:p>
          </table:table-cell>
          <table:table-cell table:style-name="ce23" office:value-type="string" calcext:value-type="string">
            <text:p>어드벤처, 시뮬레이션</text:p>
          </table:table-cell>
          <table:table-cell table:style-name="ce19" office:value-type="string" calcext:value-type="string">
            <text:p>feemodev</text:p>
          </table:table-cell>
          <table:table-cell table:style-name="ce19" office:value-type="string" calcext:value-type="string">
            <text:p>CFK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아라하 : 이은도의 저주</text:p>
          </table:table-cell>
          <table:table-cell table:style-name="ce19" office:value-type="string" calcext:value-type="string">
            <text:p>Araha : Curse of Yieun Island</text:p>
          </table:table-cell>
          <table:table-cell table:style-name="ce19" office:value-type="string" calcext:value-type="string">
            <text:p><text:a xlink:href="https://store.steampowered.com/app/1190130/_/" xlink:type="simple">https://store.steampowered.com/app/119013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1인칭 공포</text:p>
          </table:table-cell>
          <table:table-cell table:number-columns-repeated="2" table:style-name="ce19" office:value-type="string" calcext:value-type="string">
            <text:p>Palmsof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1"/>
          <table:table-cell table:style-name="ce20" office:value-type="string" calcext:value-type="string">
            <text:p>BLACK WITCHCRAFT</text:p>
          </table:table-cell>
          <table:table-cell table:style-name="ce2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QuattroGear</text:p>
          </table:table-cell>
          <table:table-cell table:style-name="ce20" office:value-type="string" calcext:value-type="string">
            <text:p>CRES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Blade Assault</text:p>
          </table:table-cell>
          <table:table-cell table:style-name="ce2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TeamSuneat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Chicken in the Darkness </text:p>
          </table:table-cell>
          <table:table-cell table:style-name="ce2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Jaesung Kim, Jongseop Lee, Hyunggu Han</text:p>
          </table:table-cell>
          <table:table-cell table:style-name="ce20" office:value-type="string" calcext:value-type="string">
            <text:p>BukGwak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크로노 아크</text:p>
          </table:table-cell>
          <table:table-cell table:style-name="ce20" office:value-type="string" calcext:value-type="string">
            <text:p>Chrono Ark</text:p>
          </table:table-cell>
          <table:table-cell table:style-name="ce20" office:value-type="string" calcext:value-type="string">
            <text:p><text:a xlink:href="https://store.steampowered.com/app/1188930/_/" xlink:type="simple">https://store.steampowered.com/app/1188930/_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로그라이크, 덱빌딩</text:p>
          </table:table-cell>
          <table:table-cell table:number-columns-repeated="2" table:style-name="ce20" office:value-type="string" calcext:value-type="string">
            <text:p>Al Fin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style-name="ce19"/>
          <table:table-cell table:style-name="ce20" office:value-type="string" calcext:value-type="string">
            <text:p>Dark and Darker</text:p>
          </table:table-cell>
          <table:table-cell table:style-name="ce2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4" office:value-type="string" calcext:value-type="string">
            <text:p>2023 Q4 예정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IRONMACE </text:p>
          </table:table-cell>
          <table:table-cell table:style-name="ce25"/>
          <table:table-cell table:style-name="ce27" office:value-type="string" calcext:value-type="string">
            <text:p>이 리스트는 스팀 게임 목록을 위한 것이기 때문에 나중에 스팀에 돌아오면 그 때 다시 추가</text:p>
          </table:table-cell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데이브 더 다이버</text:p>
          </table:table-cell>
          <table:table-cell table:style-name="ce19" office:value-type="string" calcext:value-type="string">
            <text:p>DAVE THE DIVER</text:p>
          </table:table-cell>
          <table:table-cell table:style-name="ce19" office:value-type="string" calcext:value-type="string">
            <text:p><text:a xlink:href="https://store.steampowered.com/app/1868140/_/" xlink:type="simple">https://store.steampowered.com/app/18681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어드벤처, RPG</text:p>
          </table:table-cell>
          <table:table-cell table:number-columns-repeated="2" table:style-name="ce19" office:value-type="string" calcext:value-type="string">
            <text:p>MINTROCKE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x</text:p>
          </table:table-cell>
          <table:table-cell table:number-columns-repeated="3" table:style-name="ce1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9" office:value-type="string" calcext:value-type="string">
            <text:p>dumm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던전 로드</text:p>
          </table:table-cell>
          <table:table-cell table:style-name="ce19" office:value-type="string" calcext:value-type="string">
            <text:p>Dungeon Lord</text:p>
          </table:table-cell>
          <table:table-cell table:style-name="ce19" office:value-type="string" calcext:value-type="string">
            <text:p><text:a xlink:href="https://store.steampowered.com/app/1429670/_/" xlink:type="simple">https://store.steampowered.com/app/142967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Dungreed</text:p>
          </table:table-cell>
          <table:table-cell table:style-name="ce2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AM HORAY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Everslash</text:p>
          </table:table-cell>
          <table:table-cell table:style-name="ce2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2D, 액션, 플랫폼, 횡스크롤</text:p>
          </table:table-cell>
          <table:table-cell table:style-name="ce20" office:value-type="string" calcext:value-type="string">
            <text:p>Jaemin Park</text:p>
          </table:table-cell>
          <table:table-cell table:style-name="ce20" office:value-type="string" calcext:value-type="string">
            <text:p>PsychoFlux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Fairy Knights</text:p>
          </table:table-cell>
          <table:table-cell table:style-name="ce2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WIDStudi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Hotel Sowls</text:p>
          </table:table-cell>
          <table:table-cell table:style-name="ce20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tudio Sot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egal Dungeon</text:p>
          </table:table-cell>
          <table:table-cell table:style-name="ce2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Somi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ibrary Of Ruina</text:p>
          </table:table-cell>
          <table:table-cell table:style-name="ce2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숲속의 작은 마녀</text:p>
          </table:table-cell>
          <table:table-cell table:style-name="ce19" office:value-type="string" calcext:value-type="string">
            <text:p>Little Witch in the Woods</text:p>
          </table:table-cell>
          <table:table-cell table:style-name="ce19" office:value-type="string" calcext:value-type="string">
            <text:p><text:a xlink:href="https://store.steampowered.com/app/1594940/_/" xlink:type="simple">https://store.steampowered.com/app/159494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시뮬레이션</text:p>
          </table:table-cell>
          <table:table-cell table:number-columns-repeated="2" table:style-name="ce19" office:value-type="string" calcext:value-type="string">
            <text:p>SUNNY SIDE UP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botomy Corporation | Monster Management Simulation</text:p>
          </table:table-cell>
          <table:table-cell table:style-name="ce2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4" office:value-type="float" office:value="2018" calcext:value-type="float">
            <text:p>2018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rojectMo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Lost Eidolons</text:p>
          </table:table-cell>
          <table:table-cell table:style-name="ce2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Ocean Drive Studio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린, 퍼즐에 그려진 소녀 이야기</text:p>
          </table:table-cell>
          <table:table-cell table:style-name="ce19" office:value-type="string" calcext:value-type="string">
            <text:p>Lynn , The Girl Drawn On Puzzles</text:p>
          </table:table-cell>
          <table:table-cell table:style-name="ce19" office:value-type="string" calcext:value-type="string">
            <text:p><text:a xlink:href="https://store.steampowered.com/app/1249080/_/" xlink:type="simple">https://store.steampowered.com/app/124908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퍼즐</text:p>
          </table:table-cell>
          <table:table-cell table:number-columns-repeated="2" table:style-name="ce19" office:value-type="string" calcext:value-type="string">
            <text:p>DOTORIS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메탈릭 차일드</text:p>
          </table:table-cell>
          <table:table-cell table:style-name="ce19" office:value-type="string" calcext:value-type="string">
            <text:p>METALLIC CHILD</text:p>
          </table:table-cell>
          <table:table-cell table:style-name="ce19" office:value-type="string" calcext:value-type="string">
            <text:p><text:a xlink:href="https://store.steampowered.com/app/1490610/_/" xlink:type="simple">https://store.steampowered.com/app/1490610/_/</text:a></text:p>
          </table:table-cell>
          <table:table-cell table:style-name="ce23" office:value-type="float" office:value="2021" calcext:value-type="float">
            <text:p>2021</text:p>
          </table:table-cell>
          <table:table-cell table:style-name="ce23" office:value-type="string" calcext:value-type="string">
            <text:p>액션, 로그라이크</text:p>
          </table:table-cell>
          <table:table-cell table:style-name="ce19" office:value-type="string" calcext:value-type="string">
            <text:p>Action Square(STUDIO HG)</text:p>
          </table:table-cell>
          <table:table-cell table:style-name="ce19" office:value-type="string" calcext:value-type="string">
            <text:p>CREST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기적의 분식집</text:p>
          </table:table-cell>
          <table:table-cell table:style-name="ce19" office:value-type="string" calcext:value-type="string">
            <text:p>Miracle Snack Shop</text:p>
          </table:table-cell>
          <table:table-cell table:style-name="ce19" office:value-type="string" calcext:value-type="string">
            <text:p><text:a xlink:href="https://store.steampowered.com/app/995460/_/" xlink:type="simple">https://store.steampowered.com/app/995460/_/</text:a></text:p>
          </table:table-cell>
          <table:table-cell table:style-name="ce23" office:value-type="float" office:value="2018" calcext:value-type="float">
            <text:p>2018</text:p>
          </table:table-cell>
          <table:table-cell table:style-name="ce23" office:value-type="string" calcext:value-type="string">
            <text:p>연애시뮬레이션, 비주얼노벨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ight of the Dead</text:p>
          </table:table-cell>
          <table:table-cell table:style-name="ce2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jackto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No Umbrellas Allowed</text:p>
          </table:table-cell>
          <table:table-cell table:style-name="ce2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Hoochoo Game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One Day : The Sun Disappeared</text:p>
          </table:table-cell>
          <table:table-cell table:style-name="ce20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Teemo Sof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플레비 퀘스트: 더 크루세이즈</text:p>
          </table:table-cell>
          <table:table-cell table:style-name="ce20" office:value-type="string" calcext:value-type="string">
            <text:p>Plebby Quest: The Crusades</text:p>
          </table:table-cell>
          <table:table-cell table:style-name="ce20" office:value-type="string" calcext:value-type="string">
            <text:p><text:a xlink:href="https://store.steampowered.com/app/334310/_/" xlink:type="simple">https://store.steampowered.com/app/334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전략 시뮬레이션</text:p>
          </table:table-cell>
          <table:table-cell table:style-name="ce20" office:value-type="string" calcext:value-type="string">
            <text:p>PiedPipers Team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bbit Hole 3D: Steam Edition</text:p>
          </table:table-cell>
          <table:table-cell table:style-name="ce2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4" office:value-type="float" office:value="2014" calcext:value-type="float">
            <text:p>2014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atropolis</text:p>
          </table:table-cell>
          <table:table-cell table:style-name="ce2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Cassel 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miLore: Lost Girl in the Lands of Lore</text:p>
          </table:table-cell>
          <table:table-cell table:style-name="ce2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Pixellore Inc, REMIMORY</text:p>
          </table:table-cell>
          <table:table-cell table:style-name="ce20" office:value-type="string" calcext:value-type="string">
            <text:p>Nicalis,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plica</text:p>
          </table:table-cell>
          <table:table-cell table:style-name="ce2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ETSNOM</text:p>
          </table:table-cell>
          <table:table-cell table:style-name="ce2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4" office:value-type="float" office:value="2015" calcext:value-type="float">
            <text:p>2015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Zero Rock Entertainment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iffle Effect</text:p>
          </table:table-cell>
          <table:table-cell table:style-name="ce2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4" office:value-type="float" office:value="2023" calcext:value-type="float">
            <text:p>2023</text:p>
          </table:table-cell>
          <table:table-cell table:style-name="ce23" office:value-type="string" calcext:value-type="string">
            <text:p>3인칭슈팅, 액션</text:p>
          </table:table-cell>
          <table:table-cell table:style-name="ce20" office:value-type="string" calcext:value-type="string">
            <text:p>OutsiderKids Corp.</text:p>
          </table:table-cell>
          <table:table-cell table:style-name="ce20" office:value-type="string" calcext:value-type="string">
            <text:p>HIKE Inc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Rocco's Island: Ring to End the Pain</text:p>
          </table:table-cell>
          <table:table-cell table:style-name="ce2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2D, 포인트앤클릭, 퍼즐, 어드벤처</text:p>
          </table:table-cell>
          <table:table-cell table:number-columns-repeated="2" table:style-name="ce20" office:value-type="string" calcext:value-type="string">
            <text:p>Cogoo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루바토: 오리지널 콤플렉스</text:p>
          </table:table-cell>
          <table:table-cell table:style-name="ce19" office:value-type="string" calcext:value-type="string">
            <text:p>Ruvato: Original Complex</text:p>
          </table:table-cell>
          <table:table-cell table:style-name="ce19" office:value-type="string" calcext:value-type="string">
            <text:p><text:a xlink:href="https://store.steampowered.com/app/1464500/_/" xlink:type="simple">https://store.steampowered.com/app/146450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액션, 플랫폼, 핵앤슬래시</text:p>
          </table:table-cell>
          <table:table-cell table:number-columns-repeated="2" table:style-name="ce19" office:value-type="string" calcext:value-type="string">
            <text:p>REMIMORY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ally's Law</text:p>
          </table:table-cell>
          <table:table-cell table:style-name="ce2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Nanali Studio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산나비</text:p>
          </table:table-cell>
          <table:table-cell table:style-name="ce19" office:value-type="string" calcext:value-type="string">
            <text:p>SANABI: The Revenant</text:p>
          </table:table-cell>
          <table:table-cell table:style-name="ce19" office:value-type="string" calcext:value-type="string">
            <text:p><text:a xlink:href="https://store.steampowered.com/app/1562700/_/" xlink:type="simple">https://store.steampowered.com/app/1562700/_/</text:a></text:p>
          </table:table-cell>
          <table:table-cell table:style-name="ce23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처</text:p>
          </table:table-cell>
          <table:table-cell table:style-name="ce19" office:value-type="string" calcext:value-type="string">
            <text:p>WONDER POTION</text:p>
          </table:table-cell>
          <table:table-cell table:style-name="ce19" office:value-type="string" calcext:value-type="string">
            <text:p>NEOWIZ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carlet Hood and the Wicked Wood</text:p>
          </table:table-cell>
          <table:table-cell table:style-name="ce2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kul: The Hero Slayer</text:p>
          </table:table-cell>
          <table:table-cell table:style-name="ce2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4" office:value-type="float" office:value="2021" calcext:value-type="float">
            <text:p>2021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uthpaw Games Co., Ltd.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ASHING THE BATTLE</text:p>
          </table:table-cell>
          <table:table-cell table:style-name="ce2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Action Square(Studio HG)</text:p>
          </table:table-cell>
          <table:table-cell table:style-name="ce20" office:value-type="string" calcext:value-type="string">
            <text:p>Action Square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milemo</text:p>
          </table:table-cell>
          <table:table-cell table:style-name="ce2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액션, 어드벤쳐, 플랫포머, 2D</text:p>
          </table:table-cell>
          <table:table-cell table:style-name="ce20" office:value-type="string" calcext:value-type="string">
            <text:p>REXECHO</text:p>
          </table:table-cell>
          <table:table-cell table:style-name="ce20" office:value-type="string" calcext:value-type="string">
            <text:p>CFK Co., Ltd.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 office:value-type="string" calcext:value-type="string">
            <text:p>썸썸 편의점</text:p>
          </table:table-cell>
          <table:table-cell table:style-name="ce19" office:value-type="string" calcext:value-type="string">
            <text:p>Some Some Convenience Store</text:p>
          </table:table-cell>
          <table:table-cell table:style-name="ce19" office:value-type="string" calcext:value-type="string">
            <text:p><text:a xlink:href="https://store.steampowered.com/app/1217390/_/" xlink:type="simple">https://store.steampowered.com/app/1217390/_/</text:a></text:p>
          </table:table-cell>
          <table:table-cell table:style-name="ce23" office:value-type="float" office:value="2020" calcext:value-type="float">
            <text:p>2020</text:p>
          </table:table-cell>
          <table:table-cell table:style-name="ce23" office:value-type="string" calcext:value-type="string">
            <text:p>연애시뮬레이션</text:p>
          </table:table-cell>
          <table:table-cell table:number-columns-repeated="2" table:style-name="ce19" office:value-type="string" calcext:value-type="string">
            <text:p>TALESSHOP Co., Ltd.</text:p>
          </table:table-cell>
          <table:table-cell table:style-name="ce26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Subterrain</text:p>
          </table:table-cell>
          <table:table-cell table:style-name="ce2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4" office:value-type="float" office:value="2016" calcext:value-type="float">
            <text:p>2016</text:p>
          </table:table-cell>
          <table:table-cell table:style-name="ce23" office:value-type="string" calcext:value-type="string">
            <text:p>-</text:p>
          </table:table-cell>
          <table:table-cell table:number-columns-repeated="2" table:style-name="ce20" office:value-type="string" calcext:value-type="string">
            <text:p>Pixellore Inc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 2: Vicious Sisters</text:p>
          </table:table-cell>
          <table:table-cell table:style-name="ce2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Coma: Recut</text:p>
          </table:table-cell>
          <table:table-cell table:style-name="ce2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The Wake: Mourning Father, Mourning Mother</text:p>
          </table:table-cell>
          <table:table-cell table:style-name="ce2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mi</text:p>
          </table:table-cell>
          <table:table-cell table:style-name="ce20" office:value-type="string" calcext:value-type="string">
            <text:p>Somi, indienova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20" office:value-type="string" calcext:value-type="string">
            <text:p>트러블슈터: 버려진 아이들</text:p>
          </table:table-cell>
          <table:table-cell table:style-name="ce20" office:value-type="string" calcext:value-type="string">
            <text:p>TROUBLESHOOTER: Abandoned Children</text:p>
          </table:table-cell>
          <table:table-cell table:style-name="ce20" office:value-type="string" calcext:value-type="string">
            <text:p><text:a xlink:href="https://store.steampowered.com/app/470310/_/" xlink:type="simple">https://store.steampowered.com/app/470310/_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턴제 SRPG</text:p>
          </table:table-cell>
          <table:table-cell table:number-columns-repeated="2" table:style-name="ce20" office:value-type="string" calcext:value-type="string">
            <text:p>Dandylion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Unsouled</text:p>
          </table:table-cell>
          <table:table-cell table:style-name="ce2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4" office:value-type="float" office:value="2022" calcext:value-type="float">
            <text:p>2022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Megusta Game</text:p>
          </table:table-cell>
          <table:table-cell table:style-name="ce20" office:value-type="string" calcext:value-type="string">
            <text:p>NEOWIZ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Vambrace: Cold Soul</text:p>
          </table:table-cell>
          <table:table-cell table:style-name="ce2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4" office:value-type="float" office:value="2019" calcext:value-type="float">
            <text:p>2019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Devespresso Games</text:p>
          </table:table-cell>
          <table:table-cell table:style-name="ce20" office:value-type="string" calcext:value-type="string">
            <text:p>Headup, WhisperGames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White Day: A Labyrinth Named School</text:p>
          </table:table-cell>
          <table:table-cell table:style-name="ce2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4" office:value-type="float" office:value="2017" calcext:value-type="float">
            <text:p>2017</text:p>
          </table:table-cell>
          <table:table-cell table:style-name="ce23" office:value-type="string" calcext:value-type="string">
            <text:p>-</text:p>
          </table:table-cell>
          <table:table-cell table:style-name="ce20" office:value-type="string" calcext:value-type="string">
            <text:p>SONNORI Corp</text:p>
          </table:table-cell>
          <table:table-cell table:style-name="ce20" office:value-type="string" calcext:value-type="string">
            <text:p>Pqube, SONNORI Corp</text:p>
          </table:table-cell>
          <table:table-cell table:style-name="ce25"/>
          <table:table-cell table:style-name="ce27"/>
        </table:table-row>
        <table:table-row table:style-name="ro1">
          <table:table-cell table:style-name="ce15" office:value-type="string" calcext:value-type="string">
            <text:p>o</text:p>
          </table:table-cell>
          <table:table-cell table:style-name="ce19"/>
          <table:table-cell table:style-name="ce20" office:value-type="string" calcext:value-type="string">
            <text:p>Zelter</text:p>
          </table:table-cell>
          <table:table-cell table:style-name="ce2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4" office:value-type="float" office:value="2020" calcext:value-type="float">
            <text:p>2020</text:p>
          </table:table-cell>
          <table:table-cell table:style-name="ce23" office:value-type="string" calcext:value-type="string">
            <text:p>포스트아포칼립스, 생존</text:p>
          </table:table-cell>
          <table:table-cell table:style-name="ce20" office:value-type="string" calcext:value-type="string">
            <text:p>G1 Playground</text:p>
          </table:table-cell>
          <table:table-cell table:style-name="ce20" office:value-type="string" calcext:value-type="string">
            <text:p>SuperGG.com</text:p>
          </table:table-cell>
          <table:table-cell table:style-name="ce25"/>
          <table:table-cell table:style-name="ce2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/>
        </table:table-row>
        <table:table-row table:style-name="ro1" table:number-rows-repeated="1048509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game_table" table:target-range-address="list.B4:list.C6" table:on-update-keep-styles="true" table:on-update-keep-size="false"/>
        <table:database-range table:name="__Anonymous_Sheet_DB__0" table:target-range-address="list.B2:list.H5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6">0000/00/00</text:date>, <text:time style:data-style-name="N2" text:time-value="11:26:49.464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08-26T11:27:34.559000000</dc:date>
    <meta:editing-duration>PT7H13M34S</meta:editing-duration>
    <meta:editing-cycles>134</meta:editing-cycles>
    <meta:document-statistic meta:table-count="1" meta:cell-count="401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ExportList( sheet as Variant, active_area_h as Integer, key_index as Integer, sub_index as Integer, out_file as Variant )
	
	Dim title, result as String
	Dim i, j as Integer
	For i = StartY to active_area_h
    
		'
		' Check Export Flag
		'
		If sheet.getCellByPosition( StartX, i ).String = "x" Then
			GoTo Continue
		EndIf
    	
    	
		'
		' Empty is End
		'
		If sheet.getCellByPosition( key_index, i ).String = "" Then
			Exit For
		EndIf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sheet.getCellByPosition( 6, i ).String _
				&amp;	" | " &amp; sheet.getCellByPosition( 7, i ).String _
			&amp; " )"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
		
		'
		' Write : Number, English List
		'
		pf.WriteLine( "## 숫자, 영어 제목" &amp; Chr( 10 ) )
			sort_field(0).Field = 2
			sort_field(1).Field = 1
			sort_description(0).Value = sort_field()
			range4sort.Sort( sort_description() )
		ExportList( sheet, active_area.h, 2, 1, pf )
		
		
		MsgBox( "Success"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